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a22d9"/>
    </style:style>
    <style:style style:name="P3" style:family="paragraph" style:parent-style-name="Standard" style:master-page-name="Standard">
      <style:paragraph-properties fo:text-align="start" style:justify-single-word="false" style:page-number="auto"/>
      <style:text-properties officeooo:paragraph-rsid="001a22d9"/>
    </style:style>
    <style:style style:name="P4" style:family="paragraph" style:parent-style-name="Standard">
      <style:paragraph-properties fo:text-align="start" style:justify-single-word="false"/>
      <style:text-properties style:font-name="Times-Roman" fo:font-size="10pt" officeooo:rsid="001a22d9" officeooo:paragraph-rsid="001a22d9" style:font-size-asian="10pt"/>
    </style:style>
    <style:style style:name="P5" style:family="paragraph" style:parent-style-name="Standard">
      <style:paragraph-properties fo:text-align="start" style:justify-single-word="false"/>
      <style:text-properties style:font-name="Times-Roman" fo:font-size="10pt" style:font-size-asian="10pt"/>
    </style:style>
    <style:style style:name="P6" style:family="paragraph" style:parent-style-name="Standard">
      <style:paragraph-properties fo:text-align="start" style:justify-single-word="false"/>
      <style:text-properties style:font-name="Times-Roman" fo:font-size="10pt" officeooo:paragraph-rsid="001a22d9" style:font-size-asian="10pt"/>
    </style:style>
    <style:style style:name="P7" style:family="paragraph" style:parent-style-name="Standard">
      <style:paragraph-properties fo:text-align="start" style:justify-single-word="false"/>
      <style:text-properties style:font-name="Times-Roman" fo:font-size="10pt" officeooo:paragraph-rsid="001b2e70" style:font-size-asian="10pt"/>
    </style:style>
    <style:style style:name="P8" style:family="paragraph" style:parent-style-name="Standard">
      <style:paragraph-properties fo:text-align="start" style:justify-single-word="false"/>
      <style:text-properties style:font-name="Times-Roman" fo:font-size="10pt" style:text-underline-style="solid" style:text-underline-width="auto" style:text-underline-color="font-color" officeooo:rsid="001a22d9" officeooo:paragraph-rsid="001a22d9" style:font-size-asian="10pt"/>
    </style:style>
    <style:style style:name="P9" style:family="paragraph" style:parent-style-name="Standard">
      <style:paragraph-properties fo:text-align="start" style:justify-single-word="false"/>
      <style:text-properties style:font-name="Times-Roman" fo:font-size="10pt" style:text-underline-style="solid" style:text-underline-width="auto" style:text-underline-color="font-color" fo:font-weight="normal" officeooo:rsid="001a22d9" officeooo:paragraph-rsid="001a22d9" style:font-size-asian="10pt" style:font-weight-asian="normal" style:font-weight-complex="normal"/>
    </style:style>
    <style:style style:name="P10" style:family="paragraph" style:parent-style-name="Standard">
      <style:text-properties officeooo:paragraph-rsid="001b2e70"/>
    </style:style>
    <style:style style:name="T1" style:family="text">
      <style:text-properties style:font-name="Times-Roman" fo:font-size="10pt" style:font-size-asian="10pt"/>
    </style:style>
    <style:style style:name="T2" style:family="text">
      <style:text-properties style:font-name="Times-Roman" fo:font-size="10pt" officeooo:rsid="001a22d9" style:font-size-asian="10pt"/>
    </style:style>
    <style:style style:name="T3" style:family="text">
      <style:text-properties style:font-name="Times-Roman" fo:font-size="10pt" fo:font-weight="bold" style:font-size-asian="10pt" style:font-weight-asian="bold" style:font-weight-complex="bold"/>
    </style:style>
    <style:style style:name="T4" style:family="text">
      <style:text-properties officeooo:rsid="00173d45"/>
    </style:style>
    <style:style style:name="T5" style:family="text">
      <style:text-properties fo:font-weight="bold" officeooo:rsid="00173d4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Below Bible verses extracted 20130904. <text:s/>During my reading, I felt that these verses might be important to keep in mind.</text:span></text:p>
      <text:p text:style-name="P4"/>
      <text:p text:style-name="P8">Proverbs</text:p>
      <text:p text:style-name="P2"><text:span text:style-name="T1">{6:16} These </text:span><text:span text:style-name="T3">six</text:span><text:span text:style-name="T1"> [things] doth the LORD hate: yea, </text:span><text:span text:style-name="T3">seven</text:span></text:p>
      <text:p text:style-name="P5">[are] an abomination unto him: {6:17} A proud look, a</text:p>
      <text:p text:style-name="P5">lying tongue, and hands that shed innocent blood, {6:18}</text:p>
      <text:p text:style-name="P5">An heart that deviseth wicked imaginations, feet that be</text:p>
      <text:p text:style-name="P5">swift in running to mischief, {6:19} A false witness [that]</text:p>
      <text:p text:style-name="P5">speaketh lies, and he that soweth discord among brethren.</text:p>
      <text:p text:style-name="P5"/>
      <text:p text:style-name="P5">{6:20} My son, keep thy father’s commandment, and</text:p>
      <text:p text:style-name="P5">forsake not the law of thy mother: {6:21} Bind them</text:p>
      <text:p text:style-name="P5">continually upon thine heart, [and] tie them about thy neck.</text:p>
      <text:p text:style-name="P5">{6:22} When thou goest, it shall lead thee; when thou</text:p>
      <text:p text:style-name="P5">sleepest, it shall keep thee; and [when] thou awakest, it shall</text:p>
      <text:p text:style-name="P5">talk with thee. {6:23} For the commandment [is] a lamp;</text:p>
      <text:p text:style-name="P5">and the law [is] light; and reproofs of instruction [are] the</text:p>
      <text:p text:style-name="P5">way of life: {6:24} To keep thee from the evil woman, from</text:p>
      <text:p text:style-name="P5">the flattery of the tongue of a strange woman.</text:p>
      <text:p text:style-name="P5"/>
      <text:p text:style-name="P6"><text:s/>{8:13} The fear of the LORD [is] to hate evil: pride, and</text:p>
      <text:p text:style-name="P6">arrogancy, and the evil way, and the froward mouth, do I</text:p>
      <text:p text:style-name="P6">hate.</text:p>
      <text:p text:style-name="P5"/>
      <text:p text:style-name="P9">Job</text:p>
      <text:p text:style-name="P1"><text:span text:style-name="T1"><text:s/>{5:19} He shall deliver thee in </text:span><text:span text:style-name="T3">six</text:span><text:span text:style-name="T1"> troubles:</text:span></text:p>
      <text:p text:style-name="P1"><text:span text:style-name="T1">yea, in </text:span><text:span text:style-name="T3">seven</text:span><text:span text:style-name="T1"> there shall no evil touch thee. {5:20} In</text:span></text:p>
      <text:p text:style-name="P5">famine he shall redeem thee from death: and in war from</text:p>
      <text:p text:style-name="P5">the power of the sword. {5:21} Thou shalt be hid from the</text:p>
      <text:p text:style-name="P5">scourge of the tongue: neither shalt thou be afraid of</text:p>
      <text:p text:style-name="P5">destruction when it cometh. {5:22} At destruction and</text:p>
      <text:p text:style-name="P5">famine thou shalt laugh: neither shalt thou be afraid of the</text:p>
      <text:p text:style-name="P5">beasts of the earth. {5:23} For thou shalt be in league with</text:p>
      <text:p text:style-name="P5">the stones of the field: and the beasts of the field shall be at</text:p>
      <text:p text:style-name="P5">peace with thee. {5:24} And thou shalt know that thy</text:p>
      <text:p text:style-name="P5">tabernacle [shall be] in peace; and thou shalt visit thy</text:p>
      <text:p text:style-name="P5">habitation, and shalt not sin. {5:25} Thou shalt know also</text:p>
      <text:p text:style-name="P5">that thy seed [shall be] great, and thine offspring as the</text:p>
      <text:p text:style-name="P5">grass of the earth. {5:26} Thou shalt come to [thy] grave in</text:p>
      <text:p text:style-name="P5">a full age, like as a shock of corn cometh in in his season.</text:p>
      <text:p text:style-name="P5">{5:27} Lo this, we have searched it, so it [is;] hear it, and</text:p>
      <text:p text:style-name="P5">know thou [it] for thy good.</text:p>
      <text:p text:style-name="P5"/>
      <text:p text:style-name="P5"/>
      <text:p text:style-name="P5"><text:s/>{7:1} [Is there] not an appointed time to man upon earth?</text:p>
      <text:p text:style-name="P5">[are not] his days also like the days of an hireling?</text:p>
      <text:p text:style-name="P5"/>
      <text:p text:style-name="P5"/>
      <text:p text:style-name="P5"/>
      <text:p text:style-name="P5"/>
      <text:p text:style-name="P5"/>
      <text:p text:style-name="P5"/>
      <text:p text:style-name="P5"/>
      <text:p text:style-name="P5"/>
      <text:p text:style-name="P5"/>
      <text:p text:style-name="P10"><text:soft-page-break/><text:span text:style-name="T4">About Son of Man</text:span></text:p>
      <text:p text:style-name="P10"><text:span text:style-name="T4"/></text:p>
      <text:p text:style-name="P10"><text:span text:style-name="T4">Matthew 9:6:</text:span></text:p>
      <text:p text:style-name="P10"><text:span text:style-name="T4">But ye ma know that the Son of man hath power on earth to forgive sins (then saith he to the sick of the palsy), Arise, take up thy bed and go unto thine house. <text:s/></text:span></text:p>
      <text:p text:style-name="P10"><text:span text:style-name="T4">Matthew 9:7:</text:span></text:p>
      <text:p text:style-name="P10"><text:span text:style-name="T4">And he arose and departed to his house.</text:span></text:p>
      <text:p text:style-name="P10"><text:span text:style-name="T4">Matthew 9:8:</text:span></text:p>
      <text:p text:style-name="P10"><text:span text:style-name="T4">But when the multitudes saw it, they marvelled and glorified God, which had given such power unto men.</text:span></text:p>
      <text:p text:style-name="P10"><text:span text:style-name="T4">Matthew 9:9:</text:span></text:p>
      <text:p text:style-name="P10"><text:span text:style-name="T4">And as Jesus passed forth from thence, he saw a man, named Matthew ("Gift of Yahweh"), sitting at the receipt of custom: and he saith unto him, follow me. <text:s/>And he arose and followed him.</text:span></text:p>
      <text:p text:style-name="P10"><text:span text:style-name="T4"/></text:p>
      <text:p text:style-name="P10"><text:span text:style-name="T4"/></text:p>
      <text:p text:style-name="P10"><text:span text:style-name="T4">Matthew 9:28:</text:span></text:p>
      <text:p text:style-name="P10"><text:span text:style-name="T4">And when he was come into the house, the blind men came to him: and Jesus saith unto them, Believe ye that I am able to to do this? <text:s/>They said unto him, Yea, Lord.</text:span></text:p>
      <text:p text:style-name="P10"><text:span text:style-name="T4">Matthew 9:29:</text:span></text:p>
      <text:p text:style-name="P10"><text:span text:style-name="T4">Then he touched he their eyes, saying, </text:span><text:span text:style-name="T5">According to your faith, be it unto you.</text:span></text:p>
      <text:p text:style-name="P10"><text:span text:style-name="T4">Matthew 9:30:</text:span></text:p>
      <text:p text:style-name="P10"><text:span text:style-name="T4">And their eyes were opened; and Jesus straitly charged them, saying, See that no man know it. <text:s/></text:span></text:p>
      <text:p text:style-name="P10"><text:span text:style-name="T4"/></text:p>
      <text:p text:style-name="P10"><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04T05:08:30</meta:creation-date>
    <dc:date>2013-10-02T13:30:26</dc:date>
    <dc:creator>Ryan </dc:creator>
    <meta:editing-duration>P0D</meta:editing-duration>
    <meta:editing-cycles>2</meta:editing-cycles>
    <meta:generator>LibreOffice/3.6$Linux_X86_64 LibreOffice_project/360m1$Build-304</meta:generator>
    <meta:document-statistic meta:table-count="0" meta:image-count="0" meta:object-count="0" meta:page-count="2" meta:paragraph-count="55" meta:word-count="580" meta:character-count="3060" meta:non-whitespace-character-count="2524"/>
  </office:meta>
</office:document-meta>
</file>